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paragraph-rsid="001ffd4b"/>
    </style:style>
    <style:style style:name="P7" style:family="paragraph" style:parent-style-name="Standard">
      <style:paragraph-properties fo:margin-left="7.251cm" fo:margin-right="0cm" fo:text-align="end" style:justify-single-word="false" fo:text-indent="0cm" style:auto-text-indent="false"/>
      <style:text-properties style:font-size-complex="14pt"/>
    </style:style>
    <style:style style:name="P8" style:family="paragraph" style:parent-style-name="Standard">
      <style:paragraph-properties fo:margin-left="7.752cm" fo:margin-right="0cm" fo:text-align="end" style:justify-single-word="false" fo:text-indent="-0.25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officeooo:paragraph-rsid="001ffd4b"/>
    </style:style>
    <style:style style:name="P11" style:family="paragraph" style:parent-style-name="Heading_20_2">
      <style:paragraph-properties fo:margin-left="7.251cm" fo:margin-right="0cm" fo:text-indent="0cm" style:auto-text-indent="false"/>
      <style:text-properties style:font-size-complex="14pt" style:font-weight-complex="bold"/>
    </style:style>
    <style:style style:name="P12" style:family="paragraph" style:parent-style-name="Heading_20_2" style:master-page-name="Standard">
      <style:paragraph-properties fo:margin-left="7.251cm" fo:margin-right="0cm" fo:text-indent="0cm" style:auto-text-indent="false" style:page-number="auto"/>
    </style:style>
    <style:style style:name="P13" style:family="paragraph" style:parent-style-name="Header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4pt" style:font-weight-complex="bold"/>
    </style:style>
    <style:style style:name="T3" style:family="text">
      <style:text-properties fo:language="ru" fo:country="RU" fo:font-weight="bold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8a162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color="#ff0000" fo:font-size="20pt" style:font-size-asian="20pt"/>
    </style:style>
    <style:style style:name="T10" style:family="text">
      <style:text-properties fo:color="#ff0000" fo:font-size="20pt" fo:language="ru" fo:country="RU" style:font-size-asian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__________________________<text:span text:style-name="T1"><text:line-break/></text:span><text:span text:style-name="T2"><text:tab/><text:tab/>Руководителю </text:span></text:h>
      <text:h text:style-name="P11" text:outline-level="2">__________________________</text:h>
      <text:p text:style-name="P7"><text:tab/><text:tab/>Название организации</text:p>
      <text:p text:style-name="P8">__________________________</text:p>
      <text:p text:style-name="P1"><text:s text:c="99"/>ФИО</text:p>
      <text:p text:style-name="P2"/>
      <text:p text:style-name="P2"/>
      <text:p text:style-name="P5"><text:span text:style-name="T5">Уважаемый …………!</text:span></text:p>
      <text:p text:style-name="P3"/>
      <text:p text:style-name="P10"><text:span text:style-name="T5">Диссертационный совет </text:span><text:span text:style-name="T6">___ШИФР_СОВЕТА___</text:span><text:span text:style-name="T5"> просит (название организации) дать согласие выступить в качестве ведущей организации по диссертации ___ФИО_в_родительном_падеже___</text:span><text:span text:style-name="T7"> </text:span><text:span text:style-name="T5">«___ Тема_диссертации ___», представленной к защите на соискание ученой степени кандидата физико-математических наук по специальности ________.</text:span></text:p>
      <text:p text:style-name="P9"><text:span text:style-name="T5">Обращение обусловлено требованием п. 4.5 раздела </text:span><text:span text:style-name="T8">IV</text:span><text:span text:style-name="T5"> Положения о совете по защите диссертаций на соискание ученой степени кандидата наук, на соискание ученой степени доктора наук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, протокол № УС-1, предусматривающего получение письменного согласия ведущей организации.</text:span></text:p>
      <text:p text:style-name="P2"/>
      <text:p text:style-name="P2"/>
      <text:p text:style-name="P2"/>
      <text:p text:style-name="P2"/>
      <text:p text:style-name="Standard"><text:span text:style-name="T5">С уважением,</text:span></text:p>
      <text:p text:style-name="P2"/>
      <text:p text:style-name="Standard"><text:span text:style-name="T5">Учёный секретарь</text:span></text:p>
      <text:p text:style-name="P6"><text:span text:style-name="T5">диссертационного совета <text:s text:c="61"/>___Учсекретарь_И_О___</text:span></text:p>
      <text:p text:style-name="P4"/>
      <text:p text:style-name="P2"/>
      <text:p text:style-name="Standard"/>
      <text:p text:style-name="Standard">ГЕРБОВАЯ ПЕЧАТ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4pt" fo:language="none" fo:country="none" style:font-size-asian="14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color="#ff0000" fo:font-size="20pt" style:font-size-asian="20pt"/>
    </style:style>
    <style:style style:name="MT2" style:family="text">
      <style:text-properties fo:color="#ff0000" fo:font-size="20pt" fo:language="ru" fo:country="RU" style:font-size-asian="20pt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752cm" fo:margin-bottom="5.65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На бланке </text:span><text:span text:style-name="MT2">РУДН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drobysheva</meta:initial-creator>
    <meta:creation-date>2019-02-13T13:04:00</meta:creation-date>
    <dc:date>2025-10-16T00:32:13.030272855</dc:date>
    <meta:editing-cycles>17</meta:editing-cycles>
    <meta:editing-duration>PT51M12S</meta:editing-duration>
    <meta:generator>LibreOffice/5.1.6.2$Linux_X86_64 LibreOffice_project/10m0$Build-2</meta:generator>
    <meta:document-statistic meta:table-count="0" meta:image-count="0" meta:object-count="0" meta:page-count="1" meta:paragraph-count="13" meta:word-count="107" meta:character-count="1172" meta:non-whitespace-character-count="913"/>
  </office:meta>
</office:document-meta>
</file>